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0</text:p>
          </table:table-cell>
          <table:table-cell table:formula="of:= 0.185088" office:value-type="float" office:value="0.185088" calcext:value-type="float">
            <text:p>0,185088</text:p>
          </table:table-cell>
          <table:table-cell table:formula="of:=0.181537" office:value-type="float" office:value="0.181537" calcext:value-type="float">
            <text:p>0,181537</text:p>
          </table:table-cell>
          <table:table-cell table:formula="of:=0.190515" office:value-type="float" office:value="0.190515" calcext:value-type="float">
            <text:p>0,190515</text:p>
          </table:table-cell>
          <table:table-cell table:formula="of:=AVERAGE([.B2:.D2])" office:value-type="float" office:value="0.185713333333333" calcext:value-type="float">
            <text:p>0,185713333333333</text:p>
          </table:table-cell>
          <table:table-cell table:formula="of:=[.E2]/[.E3]" office:value-type="float" office:value="1.6843168138436" calcext:value-type="float">
            <text:p>1,6843168138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formula="of:=0.117584" office:value-type="float" office:value="0.117584" calcext:value-type="float">
            <text:p>0,117584</text:p>
          </table:table-cell>
          <table:table-cell table:formula="of:=0.115014" office:value-type="float" office:value="0.115014" calcext:value-type="float">
            <text:p>0,115014</text:p>
          </table:table-cell>
          <table:table-cell table:formula="of:=0.098183" office:value-type="float" office:value="0.098183" calcext:value-type="float">
            <text:p>0,098183</text:p>
          </table:table-cell>
          <table:table-cell table:formula="of:=AVERAGE([.B3:.D3])" office:value-type="float" office:value="0.110260333333333" calcext:value-type="float">
            <text:p>0,11026033333333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o0</text:p>
          </table:table-cell>
          <table:table-cell table:formula="of:=0.238554" office:value-type="float" office:value="0.238554" calcext:value-type="float">
            <text:p>0,238554</text:p>
          </table:table-cell>
          <table:table-cell table:formula="of:=0.257941" office:value-type="float" office:value="0.257941" calcext:value-type="float">
            <text:p>0,257941</text:p>
          </table:table-cell>
          <table:table-cell table:formula="of:=0.264924" office:value-type="float" office:value="0.264924" calcext:value-type="float">
            <text:p>0,264924</text:p>
          </table:table-cell>
          <table:table-cell table:formula="of:=AVERAGE([.B6:.D6])" office:value-type="float" office:value="0.253806333333333" calcext:value-type="float">
            <text:p>0,253806333333333</text:p>
          </table:table-cell>
          <table:table-cell table:formula="of:=[.E6]/[.E7]" office:value-type="float" office:value="3.81546995655464" calcext:value-type="float">
            <text:p>3,81546995655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formula="of:=0.077058" office:value-type="float" office:value="0.077058" calcext:value-type="float">
            <text:p>0,077058</text:p>
          </table:table-cell>
          <table:table-cell table:formula="of:=0.078205" office:value-type="float" office:value="0.078205" calcext:value-type="float">
            <text:p>0,078205</text:p>
          </table:table-cell>
          <table:table-cell table:formula="of:=0.044298" office:value-type="float" office:value="0.044298" calcext:value-type="float">
            <text:p>0,044298</text:p>
          </table:table-cell>
          <table:table-cell table:formula="of:=AVERAGE([.B7:.D7])" office:value-type="float" office:value="0.0665203333333333" calcext:value-type="float">
            <text:p>0,06652033333333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0 12</text:p>
          </table:table-cell>
          <table:table-cell table:formula="of:=[.E2]/[.E6]" office:value-type="float" office:value="0.731712762618217" calcext:value-type="float">
            <text:p>0,731712762618217</text:p>
          </table:table-cell>
          <table:table-cell table:formula="of:=[.E6]/[.E2]" office:value-type="float" office:value="1.36665649567434" calcext:value-type="float">
            <text:p>1,366656495674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3 12</text:p>
          </table:table-cell>
          <table:table-cell table:formula="of:=[.E3]/[.E7]" office:value-type="float" office:value="1.65754330756009" calcext:value-type="float">
            <text:p>1,65754330756009</text:p>
          </table:table-cell>
          <table:table-cell/>
        </table:table-row>
        <table:table-row table:style-name="ro1">
          <table:table-cell office:value-type="string" calcext:value-type="string">
            <text:p>o0</text:p>
          </table:table-cell>
          <table:table-cell table:formula="of:=0.140136" office:value-type="float" office:value="0.140136" calcext:value-type="float">
            <text:p>0,140136</text:p>
          </table:table-cell>
          <table:table-cell table:formula="of:=0.127509" office:value-type="float" office:value="0.127509" calcext:value-type="float">
            <text:p>0,127509</text:p>
          </table:table-cell>
          <table:table-cell table:formula="of:=0.097925" office:value-type="float" office:value="0.097925" calcext:value-type="float">
            <text:p>0,097925</text:p>
          </table:table-cell>
          <table:table-cell table:formula="of:=AVERAGE([.B10:.D10])" office:value-type="float" office:value="0.121856666666667" calcext:value-type="float">
            <text:p>0,121856666666667</text:p>
          </table:table-cell>
          <table:table-cell table:formula="of:=[.E10]/[.E11]" office:value-type="float" office:value="4.55828626292098" calcext:value-type="float">
            <text:p>4,55828626292098</text:p>
          </table:table-cell>
          <table:table-cell office:value-type="string" calcext:value-type="string">
            <text:p>O3 13</text:p>
          </table:table-cell>
          <table:table-cell table:formula="of:=[.E3]/[.E11]" office:value-type="float" office:value="4.12450279928677" calcext:value-type="float">
            <text:p>4,12450279928677</text:p>
          </table:table-cell>
          <table:table-cell/>
        </table:table-row>
        <table:table-row table:style-name="ro1">
          <table:table-cell office:value-type="string" calcext:value-type="string">
            <text:p>o3</text:p>
          </table:table-cell>
          <table:table-cell table:formula="of:=0.027296" office:value-type="float" office:value="0.027296" calcext:value-type="float">
            <text:p>0,027296</text:p>
          </table:table-cell>
          <table:table-cell table:formula="of:=0.02851" office:value-type="float" office:value="0.02851" calcext:value-type="float">
            <text:p>0,02851</text:p>
          </table:table-cell>
          <table:table-cell table:formula="of:=0.024393" office:value-type="float" office:value="0.024393" calcext:value-type="float">
            <text:p>0,024393</text:p>
          </table:table-cell>
          <table:table-cell table:formula="of:=AVERAGE([.B11:.D11])" office:value-type="float" office:value="0.026733" calcext:value-type="float">
            <text:p>0,026733</text:p>
          </table:table-cell>
          <table:table-cell/>
          <table:table-cell office:value-type="string" calcext:value-type="string">
            <text:p>O0 13</text:p>
          </table:table-cell>
          <table:table-cell table:formula="of:=[.E2]/[.E10]" office:value-type="float" office:value="1.52403096534179" calcext:value-type="float">
            <text:p>1,5240309653417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0 23</text:p>
          </table:table-cell>
          <table:table-cell table:formula="of:=[.E6]/[.E10]" office:value-type="float" office:value="2.08282681839319" calcext:value-type="float">
            <text:p>2,0828268183931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3 23</text:p>
          </table:table-cell>
          <table:table-cell table:formula="of:=[.E7]/[.E11]" office:value-type="float" office:value="2.48832279704236" calcext:value-type="float">
            <text:p>2,48832279704236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2:32:06.444524173</meta:creation-date>
    <dc:date>2025-04-10T13:12:46.971231885</dc:date>
    <meta:editing-duration>PT2M14S</meta:editing-duration>
    <meta:editing-cycles>1</meta:editing-cycles>
    <meta:document-statistic meta:table-count="1" meta:cell-count="52" meta:object-count="0"/>
    <meta:generator>LibreOffice/24.8.5.2$Linux_X86_64 LibreOffice_project/480$Build-2</meta:generator>
  </office:meta>
</office:document-meta>
</file>